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2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3" style:family="paragraph" style:parent-style-name="Text_20_body" style:list-style-name="L2">
      <style:text-properties style:font-name="Times New Roman" fo:font-size="16pt" fo:language="ru" fo:country="RU" style:font-size-asian="16pt" style:font-size-complex="16pt"/>
    </style:style>
    <style:style style:name="P4" style:family="paragraph" style:parent-style-name="Text_20_body" style:list-style-name="L1">
      <style:text-properties fo:language="ru" fo:country="RU"/>
    </style:style>
    <style:style style:name="P5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6" style:family="paragraph" style:parent-style-name="Text_20_body" style:list-style-name="L1">
      <style:paragraph-properties fo:break-before="page"/>
      <style:text-properties fo:language="ru" fo:country="RU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6pt" fo:language="en" fo:country="US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6683057" text:style-name="L1">
        <text:list-header>
          <text:p text:style-name="P2">План:</text:p>
        </text:list-header>
        <text:list-item>
          <text:p text:style-name="P2">Введение</text:p>
        </text:list-item>
        <text:list-item>
          <text:p text:style-name="P2">Задание на разработку</text:p>
        </text:list-item>
        <text:list-item>
          <text:p text:style-name="P4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2">Обзор современных фреймворков для моделирования</text:p>
        </text:list-item>
        <text:list-item>
          <text:p text:style-name="P2">Обоснование выбора фреймворков</text:p>
        </text:list-item>
        <text:list-item>
          <text:p text:style-name="P2">Проектирование редактора</text:p>
        </text:list-item>
        <text:list-item>
          <text:p text:style-name="P2">Реализация редактора</text:p>
        </text:list-item>
        <text:list-item>
          <text:p text:style-name="P2">ТЭО</text:p>
        </text:list-item>
        <text:list-item>
          <text:p text:style-name="P2">ЗИС</text:p>
        </text:list-item>
      </text:list>
      <text:p text:style-name="P1"/>
      <text:list xml:id="list775230953" text:continue-list="list406683057" text:style-name="L1">
        <text:list-item text:start-value="1">
          <text:p text:style-name="P5">Введение</text:p>
          <text:p text:style-name="P5"/>
        </text:list-item>
        <text:list-item>
          <text:p text:style-name="P2">Задание на разработку</text:p>
          <text:p text:style-name="P5"/>
        </text:list-item>
        <text:list-item>
          <text:p text:style-name="P4"><text:span text:style-name="T1">Обзор современных </text:span><text:span text:style-name="T2">ajax-</text:span><text:span text:style-name="T1">фреймворков</text:span></text:p>
          <text:p text:style-name="P6"><text:span text:style-name="T1"/></text:p>
        </text:list-item>
        <text:list-item>
          <text:p text:style-name="P2">Обзор современных фреймворков для моделирования</text:p>
          <text:p text:style-name="P5"/>
        </text:list-item>
        <text:list-item>
          <text:p text:style-name="P2">Обоснование выбора фреймворков</text:p>
          <text:p text:style-name="P5"/>
        </text:list-item>
        <text:list-item>
          <text:p text:style-name="P2">Проектирование редактора</text:p>
          <text:p text:style-name="P5"/>
        </text:list-item>
        <text:list-item>
          <text:p text:style-name="P2">Реализация редактора</text:p>
          <text:p text:style-name="P5"/>
        </text:list-item>
        <text:list-item>
          <text:p text:style-name="P2">ТЭО</text:p>
          <text:p text:style-name="P5"/>
        </text:list-item>
        <text:list-item>
          <text:p text:style-name="P2">ЗИС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8-12-30T00:41:06</dc:date>
    <dc:creator>Андрей Ерёменок</dc:creator>
    <meta:editing-duration>PT00H03M43S</meta:editing-duration>
    <meta:editing-cycles>6</meta:editing-cycles>
    <meta:document-statistic meta:table-count="0" meta:image-count="0" meta:object-count="0" meta:page-count="10" meta:paragraph-count="19" meta:word-count="61" meta:character-count="422"/>
  </office:meta>
</office:document-meta>
</file>